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2mm"/>
    </style:style>
    <style:style style:name="co2" style:family="table-column">
      <style:table-column-properties fo:break-before="auto" style:column-width="93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90.91mm"/>
    </style:style>
    <style:style style:name="co7" style:family="table-column">
      <style:table-column-properties fo:break-before="auto" style:column-width="71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10.21mm" svg:y="4.05mm">
            <draw:object draw:notify-on-update-of-ranges="Sheet1.E2:Sheet1.E2 Sheet1.E3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71.84mm" svg:y="4.33mm">
            <draw:object draw:notify-on-update-of-ranges="Sheet1.F2:Sheet1.F2 Sheet1.F3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15.2mm" svg:y="106.78mm">
            <draw:object draw:notify-on-update-of-ranges="Sheet1.E10:Sheet1.E10 Sheet1.E11:Sheet1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08mm" svg:height="90.03mm" svg:x="577.16mm" svg:y="106.8mm">
            <draw:object draw:notify-on-update-of-ranges="Sheet1.F10:Sheet1.F10 Sheet1.F11:Sheet1.F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32.23mm" svg:y="4.5mm">
            <draw:object draw:notify-on-update-of-ranges="Sheet1.G2:Sheet1.G2 Sheet1.G3:Sheet1.G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738.53mm" svg:y="106.3mm">
            <draw:object draw:notify-on-update-of-ranges="Sheet1.G10:Sheet1.G10 Sheet1.G11:Sheet1.G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1mm" svg:height="89.84mm" svg:x="417.77mm" svg:y="205.41mm">
            <draw:object draw:notify-on-update-of-ranges="Sheet1.E19:Sheet1.E19 Sheet1.E20:Sheet1.E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0mm" svg:height="89.84mm" svg:x="578.63mm" svg:y="206.22mm">
            <draw:object draw:notify-on-update-of-ranges="Sheet1.F19:Sheet1.F19 Sheet1.F20:Sheet1.F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746.65mm" svg:y="206.99mm">
            <draw:object draw:notify-on-update-of-ranges="Sheet1.G19:Sheet1.G19 Sheet1.G20:Sheet1.G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Medição 1</text:p>
          </table:table-cell>
          <table:table-cell/>
          <table:table-cell table:style-name="ce5" table:number-columns-spanned="2" table:number-rows-spanned="1"/>
          <table:covered-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Medições (m)</text:p>
          </table:table-cell>
          <table:table-cell table:style-name="ce1" office:value-type="string" calcext:value-type="string">
            <text:p>Real (m)</text:p>
          </table:table-cell>
          <table:table-cell table:style-name="ce1" office:value-type="string" calcext:value-type="string">
            <text:p>Calculado (m)</text:p>
          </table:table-cell>
          <table:table-cell table:style-name="ce1" office:value-type="string" calcext:value-type="string">
            <text:p>Erro médio (cm)</text:p>
          </table:table-cell>
          <table:table-cell table:style-name="ce1" office:value-type="string" calcext:value-type="string">
            <text:p>Desvio Padrão dos parâmetros (cm)</text:p>
          </table:table-cell>
          <table:table-cell table:style-name="ce1" office:value-type="string" calcext:value-type="string">
            <text:p>Desvio Padrão dos erros (cm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de</text:p>
          </table:table-cell>
          <table:table-cell office:value-type="float" office:value="0.8" calcext:value-type="float">
            <text:p>0,8</text:p>
          </table:table-cell>
          <table:table-cell table:style-name="ce4" office:value-type="float" office:value="0.7789" calcext:value-type="float">
            <text:p>0,7789</text:p>
          </table:table-cell>
          <table:table-cell table:style-name="ce4" office:value-type="float" office:value="2.1" calcext:value-type="float">
            <text:p>2,1</text:p>
          </table:table-cell>
          <table:table-cell office:value-type="float" office:value="6.4" calcext:value-type="float">
            <text:p>6,4</text:p>
          </table:table-cell>
          <table:table-cell table:style-name="ce4" office:value-type="float" office:value="4.1" calcext:value-type="float">
            <text:p>4,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io passo <text:s/>perna esquerda apoiada (Stance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4265" calcext:value-type="float">
            <text:p>0,4265</text:p>
          </table:table-cell>
          <table:table-cell table:style-name="ce4" office:value-type="float" office:value="-2.6" calcext:value-type="float">
            <text:p>-2,6</text:p>
          </table:table-cell>
          <table:table-cell office:value-type="float" office:value="4.8" calcext:value-type="float">
            <text:p>4,8</text:p>
          </table:table-cell>
          <table:table-cell table:style-name="ce4" office:value-type="float" office:value="3.82" calcext:value-type="float">
            <text:p>3,8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io passo <text:s/>perna direita apoiada (Swing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524" calcext:value-type="float">
            <text:p>0,3524</text:p>
          </table:table-cell>
          <table:table-cell table:style-name="ce4" office:value-type="float" office:value="4.8" calcext:value-type="float">
            <text:p>4,8</text:p>
          </table:table-cell>
          <table:table-cell office:value-type="float" office:value="2.5" calcext:value-type="float">
            <text:p>2,5</text:p>
          </table:table-cell>
          <table:table-cell table:style-name="ce4" office:value-type="float" office:value="2.46" calcext:value-type="float">
            <text:p>2,4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stância inicial entre os pés parados e juntos</text:p>
          </table:table-cell>
          <table:table-cell office:value-type="float" office:value="0.185" calcext:value-type="float">
            <text:p>0,185</text:p>
          </table:table-cell>
          <table:table-cell table:style-name="ce4" office:value-type="float" office:value="0.143" calcext:value-type="float">
            <text:p>0,143</text:p>
          </table:table-cell>
          <table:table-cell table:style-name="ce4"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style-name="ce4" office:value-type="float" office:value="1.84" calcext:value-type="float">
            <text:p>1,8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rimento de passo medido: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895" calcext:value-type="float">
            <text:p>0,3895</text:p>
          </table:table-cell>
          <table:table-cell table:style-name="ce4" office:value-type="float" office:value="1.1" calcext:value-type="float">
            <text:p>1,1</text:p>
          </table:table-cell>
          <table:table-cell office:value-type="float" office:value="5.3" calcext:value-type="float">
            <text:p>5,3</text:p>
          </table:table-cell>
          <table:table-cell table:style-name="ce4" office:value-type="float" office:value="3.2" calcext:value-type="float">
            <text:p>3,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 calcext:value-type="string">
            <text:p>Medição 2</text:p>
          </table:table-cell>
          <table:table-cell/>
          <table:table-cell table:style-name="ce6" table:number-columns-spanned="2" table:number-rows-spanned="1"/>
          <table:covered-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Medições (m)</text:p>
          </table:table-cell>
          <table:table-cell table:style-name="ce1" office:value-type="string" calcext:value-type="string">
            <text:p>Real (m)</text:p>
          </table:table-cell>
          <table:table-cell table:style-name="ce1" office:value-type="string" calcext:value-type="string">
            <text:p>Calculado (m)</text:p>
          </table:table-cell>
          <table:table-cell table:style-name="ce1" office:value-type="string" calcext:value-type="string">
            <text:p>Erro médio (cm)</text:p>
          </table:table-cell>
          <table:table-cell table:style-name="ce1" office:value-type="string" calcext:value-type="string">
            <text:p>Desvio Padrão dos parâmetros (cm)</text:p>
          </table:table-cell>
          <table:table-cell table:style-name="ce1" office:value-type="string" calcext:value-type="string">
            <text:p>Desvio Padrão dos erros (cm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de</text:p>
          </table:table-cell>
          <table:table-cell office:value-type="float" office:value="0.8" calcext:value-type="float">
            <text:p>0,8</text:p>
          </table:table-cell>
          <table:table-cell table:style-name="ce4" office:value-type="float" office:value="0.7542" calcext:value-type="float">
            <text:p>0,7542</text:p>
          </table:table-cell>
          <table:table-cell table:style-name="ce4"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table:style-name="ce4" office:value-type="float" office:value="2.6" calcext:value-type="float">
            <text:p>2,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io passo <text:s/>perna esquerda apoiada (Stance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763" calcext:value-type="float">
            <text:p>0,3763</text:p>
          </table:table-cell>
          <table:table-cell table:style-name="ce4" office:value-type="float" office:value="2.4" calcext:value-type="float">
            <text:p>2,4</text:p>
          </table:table-cell>
          <table:table-cell office:value-type="float" office:value="2.2" calcext:value-type="float">
            <text:p>2,2</text:p>
          </table:table-cell>
          <table:table-cell table:style-name="ce4" office:value-type="float" office:value="1.67" calcext:value-type="float">
            <text:p>1,6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io passo <text:s/>perna direita apoiada (Swing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779" calcext:value-type="float">
            <text:p>0,3779</text:p>
          </table:table-cell>
          <table:table-cell table:style-name="ce4" office:value-type="float" office:value="2.2" calcext:value-type="float">
            <text:p>2,2</text:p>
          </table:table-cell>
          <table:table-cell office:value-type="float" office:value="4.4" calcext:value-type="float">
            <text:p>4,4</text:p>
          </table:table-cell>
          <table:table-cell table:style-name="ce4" office:value-type="float" office:value="2.81" calcext:value-type="float">
            <text:p>2,8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stância inicial entre os pés parados e juntos</text:p>
          </table:table-cell>
          <table:table-cell office:value-type="float" office:value="0.18" calcext:value-type="float">
            <text:p>0,18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2" calcext:value-type="float">
            <text:p>0,0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rimento de passo medido: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771" calcext:value-type="float">
            <text:p>0,3771</text:p>
          </table:table-cell>
          <table:table-cell table:style-name="ce4" office:value-type="float" office:value="2.3" calcext:value-type="float">
            <text:p>2,3</text:p>
          </table:table-cell>
          <table:table-cell office:value-type="float" office:value="3.5" calcext:value-type="float">
            <text:p>3,5</text:p>
          </table:table-cell>
          <table:table-cell table:style-name="ce4" office:value-type="float" office:value="2.4" calcext:value-type="float">
            <text:p>2,4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Medição 3</text:p>
          </table:table-cell>
          <table:table-cell/>
          <table:table-cell table:style-name="ce6" table:number-columns-spanned="2" table:number-rows-spanned="1"/>
          <table:covered-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Medições (m)</text:p>
          </table:table-cell>
          <table:table-cell table:style-name="ce1" office:value-type="string" calcext:value-type="string">
            <text:p>Real (m)</text:p>
          </table:table-cell>
          <table:table-cell table:style-name="ce1" office:value-type="string" calcext:value-type="string">
            <text:p>Calculado (m)</text:p>
          </table:table-cell>
          <table:table-cell table:style-name="ce1" office:value-type="string" calcext:value-type="string">
            <text:p>Erro médio (cm)</text:p>
          </table:table-cell>
          <table:table-cell table:style-name="ce1" office:value-type="string" calcext:value-type="string">
            <text:p>Desvio Padrão dos parâmetros (cm)</text:p>
          </table:table-cell>
          <table:table-cell table:style-name="ce1" office:value-type="string" calcext:value-type="string">
            <text:p>Desvio Padrão dos erros (cm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de</text:p>
          </table:table-cell>
          <table:table-cell office:value-type="float" office:value="0.8" calcext:value-type="float">
            <text:p>0,8</text:p>
          </table:table-cell>
          <table:table-cell table:style-name="ce4" office:value-type="float" office:value="0.7427" calcext:value-type="float">
            <text:p>0,7427</text:p>
          </table:table-cell>
          <table:table-cell table:style-name="ce4" office:value-type="float" office:value="5.7" calcext:value-type="float">
            <text:p>5,7</text:p>
          </table:table-cell>
          <table:table-cell office:value-type="float" office:value="4.7" calcext:value-type="float">
            <text:p>4,7</text:p>
          </table:table-cell>
          <table:table-cell table:style-name="ce4" office:value-type="float" office:value="3.2" calcext:value-type="float">
            <text:p>3,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io passo <text:s/>perna esquerda apoiada (Stance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38.24" calcext:value-type="float">
            <text:p>38,24</text:p>
          </table:table-cell>
          <table:table-cell table:style-name="ce4" office:value-type="float" office:value="1.8" calcext:value-type="float">
            <text:p>1,8</text:p>
          </table:table-cell>
          <table:table-cell office:value-type="float" office:value="3.9" calcext:value-type="float">
            <text:p>3,9</text:p>
          </table:table-cell>
          <table:table-cell table:style-name="ce4" office:value-type="float" office:value="2.65" calcext:value-type="float">
            <text:p>2,6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io passo <text:s/>perna direita apoiada (Swing)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36.04" calcext:value-type="float">
            <text:p>36,0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.1" calcext:value-type="float">
            <text:p>2,1</text:p>
          </table:table-cell>
          <table:table-cell table:style-name="ce4" office:value-type="float" office:value="2.06" calcext:value-type="float">
            <text:p>2,0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stância inicial entre os pés parados e juntos</text:p>
          </table:table-cell>
          <table:table-cell office:value-type="float" office:value="0.18" calcext:value-type="float">
            <text:p>0,18</text:p>
          </table:table-cell>
          <table:table-cell table:style-name="ce4" office:value-type="float" office:value="0.16" calcext:value-type="float">
            <text:p>0,1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rimento de passo medido: 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3714" calcext:value-type="float">
            <text:p>0,3714</text:p>
          </table:table-cell>
          <table:table-cell table:style-name="ce4" office:value-type="float" office:value="2.9" calcext:value-type="float">
            <text:p>2,9</text:p>
          </table:table-cell>
          <table:table-cell office:value-type="float" office:value="3.3" calcext:value-type="float">
            <text:p>3,3</text:p>
          </table:table-cell>
          <table:table-cell table:style-name="ce4" office:value-type="float" office:value="2.4" calcext:value-type="float">
            <text:p>2,4</text:p>
          </table:table-cell>
        </table:table-row>
        <table:table-row table:style-name="ro2" table:number-rows-repeated="1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Medição 1: circunferência 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Medição 2: circunferência 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Medição 2: circunferência 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20:21:58.267109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7:03:31.237345413</meta:creation-date>
    <meta:generator>LibreOffice/6.0.7.3$Linux_X86_64 LibreOffice_project/00m0$Build-3</meta:generator>
    <dc:date>2019-11-07T20:27:57.992555394</dc:date>
    <meta:editing-duration>PT1H26M1S</meta:editing-duration>
    <meta:editing-cycles>11</meta:editing-cycles>
    <meta:document-statistic meta:table-count="1" meta:cell-count="13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5cm" chart:style-name="ch2">
          <text:p>Erro (cm) 
</text:p>
        </chart:title>
        <chart:subtitle svg:x="7.043cm" svg:y="1.778cm" chart:style-name="ch3">
          <text:p>Medição 1</text:p>
        </chart:subtitle>
        <chart:legend chart:legend-position="end" svg:x="12.784cm" svg:y="4.201cm" style:legend-expansion="high" chart:style-name="ch4"/>
        <chart:plot-area chart:style-name="ch5" table:cell-range-address="Sheet1.E2:Sheet1.E7" chart:data-source-has-labels="row" svg:x="1.331cm" svg:y="2.641cm" svg:width="11.133cm" svg:height="5.1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42cm" svg:y="2.641cm" svg:width="10.253cm" svg:height="4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5.662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5.959cm" chart:style-name="ch9">
              <text:p>Err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E3:Sheet1.E7" chart:label-cell-address="Sheet1.E2:Sheet1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 médio (cm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">
                <text:p>2.1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Desvio padrão (cm)</text:p>
        </chart:title>
        <chart:subtitle svg:x="7.043cm" svg:y="1.275cm" chart:style-name="ch3">
          <text:p>Medição 1</text:p>
        </chart:subtitle>
        <chart:legend chart:legend-position="end" svg:x="10.509cm" svg:y="4.002cm" style:legend-expansion="high" chart:style-name="ch4"/>
        <chart:plot-area chart:style-name="ch5" table:cell-range-address="Sheet1.F2:Sheet1.F7" chart:data-source-has-labels="row" svg:x="1.331cm" svg:y="2.138cm" svg:width="8.858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86cm" svg:y="2.138cm" svg:width="8.383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525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6.461cm" chart:style-name="ch9">
              <text:p>Desvio padrã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F3:Sheet1.F7" chart:label-cell-address="Sheet1.F2:Sheet1.F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parâmetros (cm)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">
                <text:p>6.4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">
                <text:p>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64cm" svg:y="0.316cm" chart:style-name="ch2">
          <text:p>Erro (cm)</text:p>
        </chart:title>
        <chart:subtitle svg:x="7.043cm" svg:y="1.275cm" chart:style-name="ch3">
          <text:p>Medição 2</text:p>
        </chart:subtitle>
        <chart:legend chart:legend-position="end" svg:x="12.784cm" svg:y="4.201cm" style:legend-expansion="high" chart:style-name="ch4"/>
        <chart:plot-area chart:style-name="ch5" table:cell-range-address="Sheet1.E10:Sheet1.E15" chart:data-source-has-labels="row" svg:x="1.331cm" svg:y="2.138cm" svg:width="11.133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26cm" svg:y="2.138cm" svg:width="10.27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5.662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5.707cm" chart:style-name="ch9">
              <text:p>Err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E11:Sheet1.E15" chart:label-cell-address="Sheet1.E10:Sheet1.E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 médio (cm)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Sheet1.E11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4cm" xlink:href=".." xlink:type="simple" chart:class="chart:bar" chart:style-name="ch1">
        <chart:title svg:x="5.963cm" svg:y="0.316cm" chart:style-name="ch2">
          <text:p>Desvio padrão (cm)</text:p>
        </chart:title>
        <chart:subtitle svg:x="7.047cm" svg:y="1.275cm" chart:style-name="ch3">
          <text:p>Medição 2</text:p>
        </chart:subtitle>
        <chart:legend chart:legend-position="end" svg:x="10.518cm" svg:y="4.004cm" style:legend-expansion="high" chart:style-name="ch4"/>
        <chart:plot-area chart:style-name="ch5" table:cell-range-address="Sheet1.F10:Sheet1.F15" chart:data-source-has-labels="row" svg:x="1.331cm" svg:y="2.138cm" svg:width="8.867cm" svg:height="5.7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83cm" svg:y="2.138cm" svg:width="8.398cm" svg:height="5.0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529cm" svg:y="8.023cm" chart:style-name="ch7">
              <text:p>Nº do parâmetro</text:p>
            </chart:title>
          </chart:axis>
          <chart:axis chart:dimension="y" chart:name="primary-y" chart:style-name="ch8">
            <chart:title svg:x="0.451cm" svg:y="6.463cm" chart:style-name="ch9">
              <text:p>Desvio padrã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F11:Sheet1.F15" chart:label-cell-address="Sheet1.F10:Sheet1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parâmetros (cm)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">
                <text:p>5.2</text:p>
                <draw:g>
                  <svg:desc>Sheet1.F11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cm" svg:y="0.442cm" chart:style-name="ch2">
          <text:p>Desvio padrão dos erros (cm)</text:p>
        </chart:title>
        <chart:subtitle svg:x="7.043cm" svg:y="1.275cm" chart:style-name="ch3">
          <text:p>Medição 1</text:p>
        </chart:subtitle>
        <chart:legend chart:legend-position="end" svg:x="10.668cm" svg:y="4.201cm" style:legend-expansion="high" chart:style-name="ch4"/>
        <chart:plot-area chart:style-name="ch5" table:cell-range-address="Sheet1.G2:Sheet1.G7" chart:data-source-has-labels="row" svg:x="1.331cm" svg:y="2.138cm" svg:width="9.017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6cm" svg:y="2.138cm" svg:width="8.114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604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5.905cm" chart:style-name="ch9">
              <text:p>Desvi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G3:Sheet1.G7" chart:label-cell-address="Sheet1.G2:Sheet1.G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erros (cm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53cm" svg:y="0.316cm" chart:style-name="ch2">
          <text:p>Desvio padrão dos erros (cm)</text:p>
        </chart:title>
        <chart:subtitle svg:x="7.043cm" svg:y="1.275cm" chart:style-name="ch3">
          <text:p>Medição 2</text:p>
        </chart:subtitle>
        <chart:legend chart:legend-position="end" svg:x="10.668cm" svg:y="4.201cm" style:legend-expansion="high" chart:style-name="ch4"/>
        <chart:plot-area chart:style-name="ch5" table:cell-range-address="Sheet1.G10:Sheet1.G15" chart:data-source-has-labels="row" svg:x="1.331cm" svg:y="2.138cm" svg:width="9.017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6cm" svg:y="2.138cm" svg:width="8.114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604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5.905cm" chart:style-name="ch9">
              <text:p>Desvi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G11:Sheet1.G15" chart:label-cell-address="Sheet1.G10:Sheet1.G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erros (cm)</text:p>
                <draw:g>
                  <svg:desc>Sheet1.G10:Sheet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">
                <text:p>2.6</text:p>
                <draw:g>
                  <svg:desc>Sheet1.G11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bar" chart:style-name="ch1">
        <chart:title svg:x="6.78cm" svg:y="0.315cm" chart:style-name="ch2">
          <text:p>Erros (cm) </text:p>
        </chart:title>
        <chart:subtitle svg:x="7.044cm" svg:y="1.273cm" chart:style-name="ch3">
          <text:p>Medição 3</text:p>
        </chart:subtitle>
        <chart:legend chart:legend-position="end" svg:x="12.786cm" svg:y="4.193cm" style:legend-expansion="high" chart:style-name="ch4"/>
        <chart:plot-area chart:style-name="ch5" table:cell-range-address="Sheet1.E19:Sheet1.E24" chart:data-source-has-labels="row" svg:x="1.331cm" svg:y="2.135cm" svg:width="11.135cm" svg:height="5.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5cm" svg:y="2.135cm" svg:width="10.543cm" svg:height="5.0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5.663cm" svg:y="8.004cm" chart:style-name="ch7">
              <text:p>Nº do parâmetro</text:p>
            </chart:title>
          </chart:axis>
          <chart:axis chart:dimension="y" chart:name="primary-y" chart:style-name="ch8">
            <chart:title svg:x="0.451cm" svg:y="5.699cm" chart:style-name="ch9">
              <text:p>Err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E20:Sheet1.E24" chart:label-cell-address="Sheet1.E19:Sheet1.E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 médio (cm)</text:p>
                <draw:g>
                  <svg:desc>Sheet1.E19:Sheet1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">
                <text:p>5.7</text:p>
                <draw:g>
                  <svg:desc>Sheet1.E20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bar" chart:style-name="ch1">
        <chart:title svg:x="4.345cm" svg:y="0.315cm" chart:style-name="ch2">
          <text:p>Desvio padrão dos parâmetros (cm)</text:p>
        </chart:title>
        <chart:subtitle svg:x="7.149cm" svg:y="1.273cm" chart:style-name="ch3">
          <text:p>Meição 3</text:p>
        </chart:subtitle>
        <chart:legend chart:legend-position="end" svg:x="10.51cm" svg:y="3.994cm" style:legend-expansion="high" chart:style-name="ch4"/>
        <chart:plot-area chart:style-name="ch5" table:cell-range-address="Sheet1.F19:Sheet1.F24" chart:data-source-has-labels="row" svg:x="1.331cm" svg:y="2.135cm" svg:width="8.859cm" svg:height="5.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3cm" svg:y="2.135cm" svg:width="8.081cm" svg:height="5.0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525cm" svg:y="8.004cm" chart:style-name="ch7">
              <text:p>Nº do parâmetro</text:p>
            </chart:title>
          </chart:axis>
          <chart:axis chart:dimension="y" chart:name="primary-y" chart:style-name="ch8">
            <chart:title svg:x="0.451cm" svg:y="6.453cm" chart:style-name="ch9">
              <text:p>Desvio padrão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F20:Sheet1.F24" chart:label-cell-address="Sheet1.F19:Sheet1.F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parâmetros (cm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">
                <text:p>4.7</text:p>
                <draw:g>
                  <svg:desc>Sheet1.F20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53cm" svg:y="0.316cm" chart:style-name="ch2">
          <text:p>Desvio padrão dos erros (cm)</text:p>
        </chart:title>
        <chart:subtitle svg:x="7.043cm" svg:y="1.275cm" chart:style-name="ch3">
          <text:p>Medição 3</text:p>
        </chart:subtitle>
        <chart:legend chart:legend-position="end" svg:x="10.668cm" svg:y="4.201cm" style:legend-expansion="high" chart:style-name="ch4"/>
        <chart:plot-area chart:style-name="ch5" table:cell-range-address="Sheet1.G19:Sheet1.G24" chart:data-source-has-labels="row" svg:x="1.331cm" svg:y="2.138cm" svg:width="9.017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6cm" svg:y="2.138cm" svg:width="8.114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604cm" svg:y="8.019cm" chart:style-name="ch7">
              <text:p>Nº do parâmetro</text:p>
            </chart:title>
          </chart:axis>
          <chart:axis chart:dimension="y" chart:name="primary-y" chart:style-name="ch8">
            <chart:title svg:x="0.451cm" svg:y="7.175cm" chart:style-name="ch9">
              <text:p>Desvio padrão dos erros (cm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G20:Sheet1.G24" chart:label-cell-address="Sheet1.G19:Sheet1.G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Padrão dos erros (cm)</text:p>
                <draw:g>
                  <svg:desc>Sheet1.G19:Sheet1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Sheet1.G20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